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4.58mm"/>
    </style:style>
    <style:style style:name="co9" style:family="table-column">
      <style:table-column-properties fo:break-before="auto" style:column-width="38.12mm"/>
    </style:style>
    <style:style style:name="ro1" style:family="table-row">
      <style:table-row-properties style:row-height="25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666666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fo:background-color="#666666" style:text-align-source="fix" style:repeat-content="false" style:vertical-align="top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008000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008000" style:text-align-source="fix" style:repeat-content="false" style:vertical-align="top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8000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fo:background-color="#800000" style:text-align-source="fix" style:repeat-content="false" style:vertical-align="top"/>
      <style:paragraph-properties fo:text-align="center" fo:margin-left="0mm"/>
    </style:style>
    <style:style style:name="ce13" style:family="table-cell" style:parent-style-name="Default">
      <style:table-cell-properties fo:background-color="#7e008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>
      <style:table-cell-properties fo:background-color="#7e0080" style:text-align-source="fix" style:repeat-content="false" style:vertical-align="top"/>
      <style:paragraph-properties fo:text-align="center" fo:margin-left="0mm"/>
    </style:style>
    <style:style style:name="ce15" style:family="table-cell" style:parent-style-name="Default">
      <style:table-cell-properties fo:background-color="#3f008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#3f0080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>
      <style:table-cell-properties fo:background-color="#3f3fbe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3f3fbe" style:text-align-source="fix" style:repeat-content="false" style:vertical-align="top"/>
      <style:paragraph-properties fo:text-align="center" fo:margin-left="0mm"/>
      <style:text-properties fo:color="#ffffff"/>
    </style:style>
    <style:style style:name="ce40" style:family="table-cell" style:parent-style-name="Default" style:data-style-name="N141">
      <style:table-cell-properties fo:background-color="#3f3fbe" style:text-align-source="fix" style:repeat-content="false" style:vertical-align="top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33333" style:text-align-source="fix" style:repeat-content="false" style:vertical-align="top"/>
      <style:paragraph-properties fo:text-align="center" fo:margin-left="0mm"/>
    </style:style>
    <style:style style:name="ce4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ackground-color="#333333" style:text-align-source="fix" style:repeat-content="false" style:vertical-align="top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fo:background-color="#33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333333" style:text-align-source="fix" style:repeat-content="false" style:vertical-align="top"/>
      <style:paragraph-properties fo:text-align="center" fo:margin-left="0mm"/>
    </style:style>
    <style:style style:name="ce4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mm" svg:height="4.66mm" svg:x="540.66mm" svg:y="83.6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3" table:number-columns-repeated="8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number-columns-repeated="1004" table:default-cell-style-name="ce3"/>
        <table:table-row table:style-name="ro1">
          <table:table-cell table:style-name="ce1" office:value-type="string" calcext:value-type="string" table:number-columns-spanned="19" table:number-rows-spanned="1">
            <text:p>PRIORITY 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19" table:number-rows-spanned="1">
            <text:p>note: everything is important – but priority DEPENDS on how to rank them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1" office:value-type="string" calcext:value-type="string" table:number-columns-spanned="9" table:number-rows-spanned="1">
            <text:p>Systematic Ranking INPUT</text:p>
          </table:table-cell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>
            <text:p>Your rank of tasks</text:p>
          </table:table-cell>
          <table:table-cell office:value-type="string" calcext:value-type="string">
            <text:p>Title</text:p>
          </table:table-cell>
          <table:table-cell table:style-name="ce22" office:value-type="string" calcext:value-type="string" table:number-columns-spanned="1" table:number-rows-spanned="2">
            <text:p>Estimate time to complete the tasks ( in hours)</text:p>
          </table:table-cell>
          <table:table-cell table:style-name="ce22" office:value-type="string" calcext:value-type="string" table:number-columns-spanned="1" table:number-rows-spanned="2">
            <text:p>Waiting time to INITIALIZE AND RESEARCH the task ( in hours)</text:p>
          </table:table-cell>
          <table:table-cell table:style-name="ce25" office:value-type="string" calcext:value-type="string" table:number-columns-spanned="4" table:number-rows-spanned="1">
            <text:p>Availability of RESOURCE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2">
            <text:p>Reliability [ low=25, Medium=50, High=75, Extraordinary=100]</text:p>
          </table:table-cell>
          <table:table-cell table:style-name="ce11" office:value-type="string" calcext:value-type="string" table:number-columns-spanned="1" table:number-rows-spanned="2">
            <text:p>Strength of Network Engages <text:s/>[ low=25, Medium=50, High=75, Administrative=100]</text:p>
          </table:table-cell>
          <table:table-cell table:style-name="ce13" office:value-type="string" calcext:value-type="string" table:number-columns-spanned="1" table:number-rows-spanned="2">
            <text:p>Repair ability <text:s/>[ low=25, Medium=50, High=75, Extraordinary=100]</text:p>
          </table:table-cell>
          <table:table-cell table:style-name="ce15" office:value-type="string" calcext:value-type="string" table:number-columns-spanned="1" table:number-rows-spanned="2">
            <text:p>Performance Cost [low=25, Medium=50, High=75, Extraordinary=100]</text:p>
          </table:table-cell>
          <table:table-cell table:style-name="ce6" office:value-type="string" calcext:value-type="string" table:number-columns-spanned="1" table:number-rows-spanned="2">
            <text:p>Urgency Level [immediate action=100, Need attention=75, Moderate=50, Need connection=40, Low=20]</text:p>
          </table:table-cell>
          <table:table-cell table:style-name="ce22" office:value-type="string" calcext:value-type="string" table:number-columns-spanned="1" table:number-rows-spanned="2">
            <text:p>Layer of tasks [lower =4, executive =6 managerial = 8, Upper =10]</text:p>
          </table:table-cell>
          <table:table-cell table:style-name="ce17" office:value-type="string" calcext:value-type="string" table:number-columns-spanned="1" table:number-rows-spanned="2">
            <text:p>Estimates Score</text:p>
          </table:table-cell>
          <table:table-cell table:style-name="ce42" office:value-type="string" calcext:value-type="string" table:number-columns-spanned="1" table:number-rows-spanned="2">
            <text:p>Integral Rank</text:p>
          </table:table-cell>
          <table:table-cell table:style-name="ce46" office:value-type="string" calcext:value-type="string" table:number-columns-spanned="1" table:number-rows-spanned="2">
            <text:p>Rankings</text:p>
          </table:table-cell>
          <table:table-cell table:style-name="ce50" office:value-type="string" calcext:value-type="string" table:number-columns-spanned="1" table:number-rows-spanned="2">
            <text:p>Priority</text:p>
          </table:table-cell>
          <table:table-cell table:style-name="ce42" office:value-type="string" calcext:value-type="string" table:number-columns-spanned="1" table:number-rows-spanned="2">
            <text:p>Priority title</text:p>
          </table:table-cell>
          <table:table-cell table:style-name="ce47"/>
          <table:table-cell table:number-columns-repeated="1004"/>
        </table:table-row>
        <table:table-row table:style-name="ro3">
          <table:table-cell table:number-columns-repeated="2"/>
          <table:covered-table-cell table:number-columns-repeated="2" table:style-name="ce21"/>
          <table:table-cell table:style-name="ce25" office:value-type="string" calcext:value-type="string">
            <text:p>Tools and Technologies [scale: small=30, medium=60, large=100]</text:p>
          </table:table-cell>
          <table:table-cell table:style-name="ce25" office:value-type="string" calcext:value-type="string">
            <text:p>Text Books [HOURS needed to study]</text:p>
          </table:table-cell>
          <table:table-cell table:style-name="ce25" office:value-type="string" calcext:value-type="string">
            <text:p>Skilled Humans [Total Hours of EXPERIENCE]</text:p>
          </table:table-cell>
          <table:table-cell table:style-name="ce25" office:value-type="string" calcext:value-type="string">
            <text:p>Implementation Team [Total working HOURS needed]</text:p>
          </table:table-cell>
          <table:covered-table-cell table:style-name="ce10"/>
          <table:covered-table-cell table:style-name="ce12"/>
          <table:covered-table-cell table:style-name="ce14"/>
          <table:covered-table-cell table:style-name="ce16"/>
          <table:covered-table-cell/>
          <table:covered-table-cell table:style-name="ce21"/>
          <table:covered-table-cell table:number-columns-repeated="2" table:style-name="ce18"/>
          <table:covered-table-cell table:style-name="ce46"/>
          <table:covered-table-cell table:style-name="ce50"/>
          <table:covered-table-cell table:style-name="ce42"/>
          <table:table-cell table:style-name="ce48"/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ing homework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3" office:value-type="float" office:value="2" calcext:value-type="float">
            <text:p>2</text:p>
          </table:table-cell>
          <table:table-cell table:style-name="ce40" table:formula="of:=SUM(((AVERAGE([.E7:.H7])/100)+AVERAGE([.I7:.M7]))*(ROW(INDIRECT(CONCATENATE(&quot;1:&quot;;[.N7]+1)))-1))/100" office:value-type="float" office:value="1.8123" calcext:value-type="float">
            <text:p>1.8123</text:p>
          </table:table-cell>
          <table:table-cell table:style-name="ce44" table:formula="of:=TRAPEZOIDAL([.C7];[.D7];ROUND([.O7];0))" office:value-type="float" office:value="0" calcext:value-type="float">
            <text:p>0</text:p>
          </table:table-cell>
          <table:table-cell table:style-name="ce19" table:formula="of:=IF([.$P7]=0;&quot;&quot;;IF([.$P7]&gt;0;RANK([.$P7];[.$P$7:.$P$16]); RANK([.$P7];[.$P$7:.$P$16])-COUNTIF([.$P$7:.$P$16];0)))">
            <text:p/>
          </table:table-cell>
          <table:table-cell table:style-name="ce51" table:formula="of:=TRAPEZOIDAL([.E7];[.F7];INT([.Q7]))" office:value-type="string" office:string-value="" calcext:value-type="error">
            <text:p>#VALUE!</text:p>
          </table:table-cell>
          <table:table-cell table:style-name="ce51" table:formula="of:=TRAPEZOIDAL([.F7];[.G7];INT([.R7]))" office:value-type="string" office:string-value="" calcext:value-type="error">
            <text:p>#VALUE!</text:p>
          </table:table-cell>
          <table:table-cell table:style-name="ce55" table:number-columns-repeated="8"/>
          <table:table-cell table:number-columns-repeated="997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attending friend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4" calcext:value-type="float">
            <text:p>4</text:p>
          </table:table-cell>
          <table:table-cell table:style-name="ce40" table:formula="of:=SUM(((AVERAGE([.E8:.H8])/100)+AVERAGE([.I8:.M8]))*(ROW(INDIRECT(CONCATENATE(&quot;1:&quot;;[.N8]+1)))-1))/100" office:value-type="float" office:value="6.082" calcext:value-type="float">
            <text:p>6.0820</text:p>
          </table:table-cell>
          <table:table-cell table:style-name="ce44" table:formula="of:=TRAPEZOIDAL([.C8];[.D8];ROUND([.O8];0))" office:value-type="float" office:value="0" calcext:value-type="float">
            <text:p>0</text:p>
          </table:table-cell>
          <table:table-cell table:style-name="ce19" table:formula="of:=IF([.$P8]=0;&quot;&quot;;IF([.$P8]&gt;0;RANK([.$P8];[.$P$7:.$P$16]); RANK([.$P8];[.$P$7:.$P$16])-COUNTIF([.$P$7:.$P$16];0)))">
            <text:p/>
          </table:table-cell>
          <table:table-cell table:style-name="ce50" table:formula="of:=SMALL([.$Q$1:.$Q$16];ROWS([.$R$7:.R8]))" office:value-type="string" office:string-value="" calcext:value-type="error">
            <text:p>#VALUE!</text:p>
          </table:table-cell>
          <table:table-cell table:style-name="ce43" table:formula="of:=VLOOKUP([.R8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ffice work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23" office:value-type="float" office:value="10" calcext:value-type="float">
            <text:p>10</text:p>
          </table:table-cell>
          <table:table-cell table:style-name="ce40" table:formula="of:=SUM(((AVERAGE([.E9:.H9])/100)+AVERAGE([.I9:.M9]))*(ROW(INDIRECT(CONCATENATE(&quot;1:&quot;;[.N9]+1)))-1))/100" office:value-type="float" office:value="38.6375" calcext:value-type="float">
            <text:p>38.6375</text:p>
          </table:table-cell>
          <table:table-cell table:style-name="ce44" table:formula="of:=TRAPEZOIDAL([.C9];[.D9];ROUND([.O9];0))" office:value-type="float" office:value="0" calcext:value-type="float">
            <text:p>0</text:p>
          </table:table-cell>
          <table:table-cell table:style-name="ce19" table:formula="of:=IF([.$P9]=0;&quot;&quot;;IF([.$P9]&gt;0;RANK([.$P9];[.$P$7:.$P$16]); RANK([.$P9];[.$P$7:.$P$16])-COUNTIF([.$P$7:.$P$16];0)))">
            <text:p/>
          </table:table-cell>
          <table:table-cell table:style-name="ce50" table:formula="of:=SMALL([.$Q$1:.$Q$16];ROWS([.$R$7:.R9]))" office:value-type="string" office:string-value="" calcext:value-type="error">
            <text:p>#VALUE!</text:p>
          </table:table-cell>
          <table:table-cell table:style-name="ce43" table:formula="of:=VLOOKUP([.R9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0:.H10])/100)+AVERAGE([.I10:.M10]))*(ROW(INDIRECT(CONCATENATE(&quot;1:&quot;;[.N10]+1)))-1))/100" office:value-type="float" office:value="0" calcext:value-type="float">
            <text:p>0.0000</text:p>
          </table:table-cell>
          <table:table-cell table:style-name="ce44" table:formula="of:=TRAPEZOIDAL([.C10];[.D10];ROUND([.O10];0))" office:value-type="float" office:value="0" calcext:value-type="float">
            <text:p>0</text:p>
          </table:table-cell>
          <table:table-cell table:style-name="ce19" table:formula="of:=IF([.$P10]=0;&quot;&quot;;IF([.$P10]&gt;0;RANK([.$P10];[.$P$7:.$P$16]); RANK([.$P10];[.$P$7:.$P$16])-COUNTIF([.$P$7:.$P$16];0)))">
            <text:p/>
          </table:table-cell>
          <table:table-cell table:style-name="ce50" table:formula="of:=SMALL([.$Q$1:.$Q$16];ROWS([.$R$7:.R10]))" office:value-type="string" office:string-value="" calcext:value-type="error">
            <text:p>#VALUE!</text:p>
          </table:table-cell>
          <table:table-cell table:style-name="ce43" table:formula="of:=VLOOKUP([.R10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1:.H11])/100)+AVERAGE([.I11:.M11]))*(ROW(INDIRECT(CONCATENATE(&quot;1:&quot;;[.N11]+1)))-1))/100" office:value-type="float" office:value="0" calcext:value-type="float">
            <text:p>0.0000</text:p>
          </table:table-cell>
          <table:table-cell table:style-name="ce44" table:formula="of:=TRAPEZOIDAL([.C11];[.D11];ROUND([.O11];0))" office:value-type="float" office:value="0" calcext:value-type="float">
            <text:p>0</text:p>
          </table:table-cell>
          <table:table-cell table:style-name="ce19" table:formula="of:=IF([.$P11]=0;&quot;&quot;;IF([.$P11]&gt;0;RANK([.$P11];[.$P$7:.$P$16]); RANK([.$P11];[.$P$7:.$P$16])-COUNTIF([.$P$7:.$P$16];0)))">
            <text:p/>
          </table:table-cell>
          <table:table-cell table:style-name="ce50" table:formula="of:=SMALL([.$Q$1:.$Q$16];ROWS([.$R$7:.R11]))" office:value-type="string" office:string-value="" calcext:value-type="error">
            <text:p>#VALUE!</text:p>
          </table:table-cell>
          <table:table-cell table:style-name="ce43" table:formula="of:=VLOOKUP([.R11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2:.H12])/100)+AVERAGE([.I12:.M12]))*(ROW(INDIRECT(CONCATENATE(&quot;1:&quot;;[.N12]+1)))-1))/100" office:value-type="float" office:value="0" calcext:value-type="float">
            <text:p>0.0000</text:p>
          </table:table-cell>
          <table:table-cell table:style-name="ce44" table:formula="of:=TRAPEZOIDAL([.C12];[.D12];ROUND([.O12];0))" office:value-type="float" office:value="0" calcext:value-type="float">
            <text:p>0</text:p>
          </table:table-cell>
          <table:table-cell table:style-name="ce19" table:formula="of:=IF([.$P12]=0;&quot;&quot;;IF([.$P12]&gt;0;RANK([.$P12];[.$P$7:.$P$16]); RANK([.$P12];[.$P$7:.$P$16])-COUNTIF([.$P$7:.$P$16];0)))">
            <text:p/>
          </table:table-cell>
          <table:table-cell table:style-name="ce50" table:formula="of:=SMALL([.$Q$1:.$Q$16];ROWS([.$R$7:.R12]))" office:value-type="string" office:string-value="" calcext:value-type="error">
            <text:p>#VALUE!</text:p>
          </table:table-cell>
          <table:table-cell table:style-name="ce43" table:formula="of:=VLOOKUP([.R12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3:.H13])/100)+AVERAGE([.I13:.M13]))*(ROW(INDIRECT(CONCATENATE(&quot;1:&quot;;[.N13]+1)))-1))/100" office:value-type="float" office:value="0" calcext:value-type="float">
            <text:p>0.0000</text:p>
          </table:table-cell>
          <table:table-cell table:style-name="ce44" table:formula="of:=TRAPEZOIDAL([.C13];[.D13];ROUND([.O13];0))" office:value-type="float" office:value="0" calcext:value-type="float">
            <text:p>0</text:p>
          </table:table-cell>
          <table:table-cell table:style-name="ce19" table:formula="of:=IF([.$P13]=0;&quot;&quot;;IF([.$P13]&gt;0;RANK([.$P13];[.$P$7:.$P$16]); RANK([.$P13];[.$P$7:.$P$16])-COUNTIF([.$P$7:.$P$16];0)))">
            <text:p/>
          </table:table-cell>
          <table:table-cell table:style-name="ce50" table:formula="of:=SMALL([.$Q$1:.$Q$16];ROWS([.$R$7:.R13]))" office:value-type="string" office:string-value="" calcext:value-type="error">
            <text:p>#VALUE!</text:p>
          </table:table-cell>
          <table:table-cell table:style-name="ce43" table:formula="of:=VLOOKUP([.R13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4:.H14])/100)+AVERAGE([.I14:.M14]))*(ROW(INDIRECT(CONCATENATE(&quot;1:&quot;;[.N14]+1)))-1))/100" office:value-type="float" office:value="0" calcext:value-type="float">
            <text:p>0.0000</text:p>
          </table:table-cell>
          <table:table-cell table:style-name="ce44" table:formula="of:=TRAPEZOIDAL([.C14];[.D14];ROUND([.O14];0))" office:value-type="float" office:value="0" calcext:value-type="float">
            <text:p>0</text:p>
          </table:table-cell>
          <table:table-cell table:style-name="ce19" table:formula="of:=IF([.$P14]=0;&quot;&quot;;IF([.$P14]&gt;0;RANK([.$P14];[.$P$7:.$P$16]); RANK([.$P14];[.$P$7:.$P$16])-COUNTIF([.$P$7:.$P$16];0)))">
            <text:p/>
          </table:table-cell>
          <table:table-cell table:style-name="ce50" table:formula="of:=SMALL([.$Q$1:.$Q$16];ROWS([.$R$7:.R14]))" office:value-type="string" office:string-value="" calcext:value-type="error">
            <text:p>#VALUE!</text:p>
          </table:table-cell>
          <table:table-cell table:style-name="ce43" table:formula="of:=VLOOKUP([.R14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5:.H15])/100)+AVERAGE([.I15:.M15]))*(ROW(INDIRECT(CONCATENATE(&quot;1:&quot;;[.N15]+1)))-1))/100" office:value-type="float" office:value="0" calcext:value-type="float">
            <text:p>0.0000</text:p>
          </table:table-cell>
          <table:table-cell table:style-name="ce44" table:formula="of:=TRAPEZOIDAL([.C15];[.D15];ROUND([.O15];0))" office:value-type="float" office:value="0" calcext:value-type="float">
            <text:p>0</text:p>
          </table:table-cell>
          <table:table-cell table:style-name="ce19" table:formula="of:=IF([.$P15]=0;&quot;&quot;;IF([.$P15]&gt;0;RANK([.$P15];[.$P$7:.$P$16]); RANK([.$P15];[.$P$7:.$P$16])-COUNTIF([.$P$7:.$P$16];0)))">
            <text:p/>
          </table:table-cell>
          <table:table-cell table:style-name="ce50" table:formula="of:=SMALL([.$Q$1:.$Q$16];ROWS([.$R$7:.R15]))" office:value-type="string" office:string-value="" calcext:value-type="error">
            <text:p>#VALUE!</text:p>
          </table:table-cell>
          <table:table-cell table:style-name="ce43" table:formula="of:=VLOOKUP([.R15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0" table:formula="of:=SUM(((AVERAGE([.E16:.H16])/100)+AVERAGE([.I16:.M16]))*(ROW(INDIRECT(CONCATENATE(&quot;1:&quot;;[.N16]+1)))-1))/100" office:value-type="float" office:value="0" calcext:value-type="float">
            <text:p>0.0000</text:p>
          </table:table-cell>
          <table:table-cell table:style-name="ce44" table:formula="of:=TRAPEZOIDAL([.C16];[.D16];ROUND([.O16];0))" office:value-type="float" office:value="0" calcext:value-type="float">
            <text:p>0</text:p>
          </table:table-cell>
          <table:table-cell table:style-name="ce19" table:formula="of:=IF([.$P16]=0;&quot;&quot;;IF([.$P16]&gt;0;RANK([.$P16];[.$P$7:.$P$16]); RANK([.$P16];[.$P$7:.$P$16])-COUNTIF([.$P$7:.$P$16];0)))">
            <text:p/>
          </table:table-cell>
          <table:table-cell table:style-name="ce50" table:formula="of:=SMALL([.$Q$1:.$Q$16];ROWS([.$R$7:.R16]))" office:value-type="string" office:string-value="" calcext:value-type="error">
            <text:p>#VALUE!</text:p>
          </table:table-cell>
          <table:table-cell table:style-name="ce43" table:formula="of:=VLOOKUP([.R16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38"/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00-00-00</text:date>, <text:time style:data-style-name="N2" text:time-value="04:15:35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Rashadul</meta:initial-creator>
    <meta:creation-date>2018-02-24T23:09:46.165000000</meta:creation-date>
    <dc:date>2018-02-28T04:15:48.296000000</dc:date>
    <dc:creator>i Rashadul</dc:creator>
    <meta:editing-duration>PT2H4M14S</meta:editing-duration>
    <meta:editing-cycles>62</meta:editing-cycles>
    <meta:generator>LibreOffice/5.3.1.2$Windows_x86 LibreOffice_project/e80a0e0fd1875e1696614d24c32df0f95f03deb2</meta:generator>
    <meta:document-statistic meta:table-count="1" meta:cell-count="213" meta:object-count="1"/>
  </office:meta>
</office:document-meta>
</file>

<file path=Object 1/content.xml><?xml version="1.0" encoding="utf-8"?>
<math xmlns="http://www.w3.org/1998/Math/MathML" display="block"/>
</file>